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Chiffres">
      <style:graphic-properties fo:min-height="0.695cm" fo:min-width="0.59cm"/>
    </style:style>
    <style:style style:name="gr4" style:family="graphic" style:parent-style-name="Chiffres">
      <style:graphic-properties fo:min-height="0.694cm" fo:min-width="0.591cm"/>
    </style:style>
    <style:style style:name="gr5" style:family="graphic" style:parent-style-name="Chiffres">
      <style:graphic-properties fo:min-height="0.694cm" fo:min-width="0.59cm"/>
    </style:style>
    <style:style style:name="gr6" style:family="graphic" style:parent-style-name="Chiffres">
      <style:graphic-properties fo:min-height="0.694cm" fo:min-width="0.527cm"/>
    </style:style>
    <style:style style:name="gr7" style:family="graphic" style:parent-style-name="Chiffres">
      <style:graphic-properties fo:min-height="0.695cm" fo:min-width="3.6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Chiffres">
      <style:graphic-properties fo:min-height="0.5cm" fo:min-width="0.5cm"/>
    </style:style>
    <style:style style:name="gr10" style:family="graphic" style:parent-style-name="Chiffres">
      <style:graphic-properties fo:min-height="0.5cm" fo:min-width="3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5.5cm" svg:x="3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476cm" svg:height="4.5cm" svg:x="3.524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0.59cm" svg:height="0.695cm" svg:x="8.455cm" svg:y="4.903cm">
          <draw:text-box>
            <text:p>3</text:p>
          </draw:text-box>
        </draw:frame>
        <draw:frame draw:style-name="gr4" draw:layer="layout" svg:width="0.591cm" svg:height="0.694cm" svg:x="5.455cm" svg:y="7.903cm">
          <draw:text-box>
            <text:p>5</text:p>
          </draw:text-box>
        </draw:frame>
        <draw:frame draw:style-name="gr5" draw:layer="layout" svg:width="0.59cm" svg:height="0.694cm" svg:x="2.455cm" svg:y="7.903cm">
          <draw:text-box>
            <text:p>6</text:p>
          </draw:text-box>
        </draw:frame>
        <draw:frame draw:style-name="gr6" draw:layer="layout" svg:width="0.527cm" svg:height="0.694cm" svg:x="8.513cm" svg:y="7.903cm">
          <draw:text-box>
            <text:p>4</text:p>
          </draw:text-box>
        </draw:frame>
        <draw:frame draw:style-name="gr5" draw:layer="layout" svg:width="0.59cm" svg:height="0.694cm" svg:x="8.455cm" svg:y="1.903cm">
          <draw:text-box>
            <text:p>2</text:p>
          </draw:text-box>
        </draw:frame>
        <draw:frame draw:style-name="gr4" draw:layer="layout" svg:width="0.591cm" svg:height="0.694cm" svg:x="5.428cm" svg:y="1.903cm">
          <draw:text-box>
            <text:p>1</text:p>
          </draw:text-box>
        </draw:frame>
        <draw:frame draw:style-name="gr5" draw:layer="layout" svg:width="0.59cm" svg:height="0.694cm" svg:x="2.455cm" svg:y="1.903cm">
          <draw:text-box>
            <text:p>8</text:p>
          </draw:text-box>
        </draw:frame>
        <draw:frame draw:style-name="gr3" draw:layer="layout" svg:width="0.59cm" svg:height="0.695cm" svg:x="2.455cm" svg:y="4.903cm">
          <draw:text-box>
            <text:p>7</text:p>
          </draw:text-box>
        </draw:frame>
        <draw:frame draw:style-name="gr7" draw:layer="layout" svg:width="3.6cm" svg:height="0.695cm" svg:x="3.948cm" svg:y="4.848cm">
          <draw:text-box>
            <text:p>Table de Jeu</text:p>
          </draw:text-box>
        </draw:frame>
        <draw:line draw:style-name="gr8" draw:text-style-name="P2" draw:layer="layout" svg:x1="3cm" svg:y1="8cm" svg:x2="3.5cm" svg:y2="7.5cm">
          <text:p/>
        </draw:line>
        <draw:line draw:style-name="gr8" draw:text-style-name="P2" draw:layer="layout" svg:x1="8.5cm" svg:y1="8cm" svg:x2="8cm" svg:y2="7.5cm">
          <text:p/>
        </draw:line>
        <draw:line draw:style-name="gr8" draw:text-style-name="P2" draw:layer="layout" svg:x1="8.5cm" svg:y1="2.5cm" svg:x2="8cm" svg:y2="3cm">
          <text:p/>
        </draw:line>
        <draw:line draw:style-name="gr8" draw:text-style-name="P2" draw:layer="layout" svg:x1="3cm" svg:y1="2.5cm" svg:x2="3.5cm" svg:y2="3cm">
          <text:p/>
        </draw:line>
        <draw:line draw:style-name="gr8" draw:text-style-name="P2" draw:layer="layout" svg:x1="5.75cm" svg:y1="2.5cm" svg:x2="5.75cm" svg:y2="3cm">
          <text:p/>
        </draw:line>
        <draw:line draw:style-name="gr8" draw:text-style-name="P2" draw:layer="layout" svg:x1="3cm" svg:y1="5.25cm" svg:x2="3.5cm" svg:y2="5.25cm">
          <text:p/>
        </draw:line>
        <draw:line draw:style-name="gr8" draw:text-style-name="P2" draw:layer="layout" svg:x1="8.5cm" svg:y1="5.25cm" svg:x2="8cm" svg:y2="5.25cm">
          <text:p/>
        </draw:line>
        <draw:line draw:style-name="gr8" draw:text-style-name="P2" draw:layer="layout" svg:x1="5.75cm" svg:y1="8cm" svg:x2="5.75cm" svg:y2="7.5cm">
          <text:p/>
        </draw:line>
        <draw:line draw:style-name="gr8" draw:text-style-name="P2" draw:layer="layout" svg:x1="8cm" svg:y1="3.25cm" svg:x2="8.5cm" svg:y2="2.75cm">
          <text:p/>
        </draw:line>
        <draw:line draw:style-name="gr8" draw:text-style-name="P2" draw:layer="layout" svg:x1="8cm" svg:y1="3.5cm" svg:x2="8.5cm" svg:y2="3cm">
          <text:p/>
        </draw:line>
        <draw:line draw:style-name="gr8" draw:text-style-name="P2" draw:layer="layout" svg:x1="8cm" svg:y1="3.75cm" svg:x2="8.5cm" svg:y2="3.25cm">
          <text:p/>
        </draw:line>
        <draw:line draw:style-name="gr8" draw:text-style-name="P2" draw:layer="layout" svg:x1="8cm" svg:y1="4cm" svg:x2="8.5cm" svg:y2="3.5cm">
          <text:p/>
        </draw:line>
        <draw:line draw:style-name="gr8" draw:text-style-name="P2" draw:layer="layout" svg:x1="8cm" svg:y1="4.25cm" svg:x2="8.5cm" svg:y2="3.75cm">
          <text:p/>
        </draw:line>
        <draw:line draw:style-name="gr8" draw:text-style-name="P2" draw:layer="layout" svg:x1="8cm" svg:y1="4.5cm" svg:x2="8.5cm" svg:y2="4cm">
          <text:p/>
        </draw:line>
        <draw:line draw:style-name="gr8" draw:text-style-name="P2" draw:layer="layout" svg:x1="8cm" svg:y1="4.75cm" svg:x2="8.5cm" svg:y2="4.25cm">
          <text:p/>
        </draw:line>
        <draw:line draw:style-name="gr8" draw:text-style-name="P2" draw:layer="layout" svg:x1="8cm" svg:y1="5cm" svg:x2="8.5cm" svg:y2="4.5cm">
          <text:p/>
        </draw:line>
        <draw:line draw:style-name="gr8" draw:text-style-name="P2" draw:layer="layout" svg:x1="8cm" svg:y1="5.25cm" svg:x2="8.5cm" svg:y2="4.75cm">
          <text:p/>
        </draw:line>
        <draw:line draw:style-name="gr8" draw:text-style-name="P2" draw:layer="layout" svg:x1="8.5cm" svg:y1="5cm" svg:x2="8.25cm" svg:y2="5.25cm">
          <text:p/>
        </draw:line>
        <draw:custom-shape draw:style-name="gr1" draw:text-style-name="P1" draw:layer="layout" svg:width="5.5cm" svg:height="5.5cm" svg:x="4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5cm" svg:height="4.5cm" svg:x="5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layer="layout" svg:width="0.5cm" svg:height="0.5cm" svg:x="10cm" svg:y="16cm">
          <draw:text-box>
            <text:p>3</text:p>
          </draw:text-box>
        </draw:frame>
        <draw:frame draw:style-name="gr9" draw:layer="layout" svg:width="0.5cm" svg:height="0.5cm" svg:x="7cm" svg:y="19cm">
          <draw:text-box>
            <text:p>5</text:p>
          </draw:text-box>
        </draw:frame>
        <draw:frame draw:style-name="gr9" draw:layer="layout" svg:width="0.5cm" svg:height="0.5cm" svg:x="4cm" svg:y="19cm">
          <draw:text-box>
            <text:p>6</text:p>
          </draw:text-box>
        </draw:frame>
        <draw:frame draw:style-name="gr9" draw:layer="layout" svg:width="0.5cm" svg:height="0.5cm" svg:x="10cm" svg:y="19cm">
          <draw:text-box>
            <text:p>4</text:p>
          </draw:text-box>
        </draw:frame>
        <draw:frame draw:style-name="gr9" draw:layer="layout" svg:width="0.5cm" svg:height="0.5cm" svg:x="10cm" svg:y="13cm">
          <draw:text-box>
            <text:p>2</text:p>
          </draw:text-box>
        </draw:frame>
        <draw:frame draw:style-name="gr9" draw:layer="layout" svg:width="0.5cm" svg:height="0.5cm" svg:x="7cm" svg:y="13cm">
          <draw:text-box>
            <text:p>1</text:p>
          </draw:text-box>
        </draw:frame>
        <draw:frame draw:style-name="gr9" draw:layer="layout" svg:width="0.5cm" svg:height="0.5cm" svg:x="4cm" svg:y="13cm">
          <draw:text-box>
            <text:p>8</text:p>
          </draw:text-box>
        </draw:frame>
        <draw:frame draw:style-name="gr9" draw:layer="layout" svg:width="0.5cm" svg:height="0.5cm" svg:x="4cm" svg:y="16cm">
          <draw:text-box>
            <text:p>7</text:p>
          </draw:text-box>
        </draw:frame>
        <draw:frame draw:style-name="gr10" draw:layer="layout" svg:width="3.5cm" svg:height="0.5cm" svg:x="5.5cm" svg:y="16cm">
          <draw:text-box>
            <text:p>Table de Jeu</text:p>
          </draw:text-box>
        </draw:frame>
        <draw:line draw:style-name="gr8" draw:text-style-name="P2" draw:layer="layout" svg:x1="6cm" svg:y1="13.5cm" svg:x2="6cm" svg:y2="14cm">
          <text:p/>
        </draw:line>
        <draw:line draw:style-name="gr8" draw:text-style-name="P2" draw:layer="layout" svg:x1="4.5cm" svg:y1="15cm" svg:x2="5cm" svg:y2="15cm">
          <text:p/>
        </draw:line>
        <draw:line draw:style-name="gr8" draw:text-style-name="P2" draw:layer="layout" svg:x1="6cm" svg:y1="19cm" svg:x2="6cm" svg:y2="18.5cm">
          <text:p/>
        </draw:line>
        <draw:line draw:style-name="gr8" draw:text-style-name="P2" draw:layer="layout" svg:x1="8.5cm" svg:y1="13.5cm" svg:x2="8.5cm" svg:y2="14cm">
          <text:p/>
        </draw:line>
        <draw:line draw:style-name="gr8" draw:text-style-name="P2" draw:layer="layout" svg:x1="8.5cm" svg:y1="18.5cm" svg:x2="8.5cm" svg:y2="19cm">
          <text:p/>
        </draw:line>
        <draw:line draw:style-name="gr8" draw:text-style-name="P2" draw:layer="layout" svg:x1="4.5cm" svg:y1="17.5cm" svg:x2="5cm" svg:y2="17.5cm">
          <text:p/>
        </draw:line>
        <draw:line draw:style-name="gr8" draw:text-style-name="P2" draw:layer="layout" svg:x1="9.5cm" svg:y1="15cm" svg:x2="10cm" svg:y2="15cm">
          <text:p/>
        </draw:line>
        <draw:line draw:style-name="gr8" draw:text-style-name="P2" draw:layer="layout" svg:x1="9.5cm" svg:y1="17.5cm" svg:x2="10cm" svg:y2="17.5cm">
          <text:p/>
        </draw:line>
        <draw:line draw:style-name="gr8" draw:text-style-name="P2" draw:layer="layout" svg:x1="9.5cm" svg:y1="15.5cm" svg:x2="10cm" svg:y2="15cm">
          <text:p/>
        </draw:line>
        <draw:line draw:style-name="gr8" draw:text-style-name="P2" draw:layer="layout" svg:x1="9.5cm" svg:y1="15.75cm" svg:x2="10cm" svg:y2="15.25cm">
          <text:p/>
        </draw:line>
        <draw:line draw:style-name="gr8" draw:text-style-name="P2" draw:layer="layout" svg:x1="9.5cm" svg:y1="16cm" svg:x2="10cm" svg:y2="15.5cm">
          <text:p/>
        </draw:line>
        <draw:line draw:style-name="gr8" draw:text-style-name="P2" draw:layer="layout" svg:x1="9.5cm" svg:y1="16.25cm" svg:x2="10cm" svg:y2="15.75cm">
          <text:p/>
        </draw:line>
        <draw:line draw:style-name="gr8" draw:text-style-name="P2" draw:layer="layout" svg:x1="9.5cm" svg:y1="16.5cm" svg:x2="10cm" svg:y2="16cm">
          <text:p/>
        </draw:line>
        <draw:line draw:style-name="gr8" draw:text-style-name="P2" draw:layer="layout" svg:x1="9.5cm" svg:y1="16.75cm" svg:x2="10cm" svg:y2="16.25cm">
          <text:p/>
        </draw:line>
        <draw:line draw:style-name="gr8" draw:text-style-name="P2" draw:layer="layout" svg:x1="9.5cm" svg:y1="17cm" svg:x2="10cm" svg:y2="16.5cm">
          <text:p/>
        </draw:line>
        <draw:line draw:style-name="gr8" draw:text-style-name="P2" draw:layer="layout" svg:x1="9.5cm" svg:y1="17.25cm" svg:x2="10cm" svg:y2="16.75cm">
          <text:p/>
        </draw:line>
        <draw:line draw:style-name="gr8" draw:text-style-name="P2" draw:layer="layout" svg:x1="9.5cm" svg:y1="17.5cm" svg:x2="10cm" svg:y2="17cm">
          <text:p/>
        </draw:line>
        <draw:line draw:style-name="gr8" draw:text-style-name="P2" draw:layer="layout" svg:x1="9.5cm" svg:y1="15.25cm" svg:x2="9.75cm" svg:y2="15cm">
          <text:p/>
        </draw:line>
        <draw:line draw:style-name="gr8" draw:text-style-name="P2" draw:layer="layout" svg:x1="9.75cm" svg:y1="17.5cm" svg:x2="10cm" svg:y2="17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hiffres" style:family="graphic" style:parent-style-name="standard">
      <style:graphic-properties draw:stroke="none" svg:stroke-color="#000000" draw:fill="none" draw:fill-color="#ffffff" draw:textarea-vertical-align="middle" draw:auto-grow-width="true" fo:min-height="0.25cm" fo:padding-top="0cm" fo:padding-bottom="0cm" fo:padding-left="0cm" fo:padding-right="0cm"/>
      <style:paragraph-properties fo:text-align="center"/>
      <style:text-properties fo:font-size="10pt" fo:font-weight="bold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2H22M44S</meta:editing-duration>
    <meta:editing-cycles>3</meta:editing-cycles>
    <meta:generator>OpenOffice.org/3.1$Win32 OpenOffice.org_project/310m11$Build-9399</meta:generator>
    <dc:date>2009-06-17T12:11:15.42</dc:date>
    <meta:document-statistic meta:object-count="59"/>
  </office:meta>
</office:document-meta>
</file>